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<text:s/>YANG modules</text:p>
          </draw:text-box>
        </draw:frame>
        <draw:rect draw:style-name="gr1" draw:text-style-name="P2" draw:layer="layout" svg:width="5.368cm" svg:height="1.77cm" svg:x="9.872cm" svg:y="5.85cm">
          <text:p text:style-name="P2"><text:span text:style-name="T1">module X</text:span></text:p>
          <text:p text:style-name="P2"><text:span text:style-name="T1">revision 1</text:span></text:p>
        </draw:rect>
        <draw:rect draw:style-name="gr2" draw:text-style-name="P2" draw:layer="layout" svg:width="5.368cm" svg:height="1.77cm" svg:x="2.887cm" svg:y="7.62cm">
          <text:p text:style-name="P2"><text:span text:style-name="T1">deviation A</text:span></text:p>
        </draw:rect>
        <draw:rect draw:style-name="gr1" draw:text-style-name="P2" draw:layer="layout" svg:width="5.368cm" svg:height="1.77cm" svg:x="10.16cm" svg:y="9.66cm">
          <text:p text:style-name="P2"><text:span text:style-name="T1">submodule Y</text:span></text:p>
          <text:p text:style-name="P2"><text:span text:style-name="T1">revision 1</text:span></text:p>
        </draw:rect>
        <draw:rect draw:style-name="gr1" draw:text-style-name="P2" draw:layer="layout" svg:width="5.368cm" svg:height="1.77cm" svg:x="13.047cm" svg:y="13.97cm">
          <text:p text:style-name="P2"><text:span text:style-name="T1">submodule Z</text:span></text:p>
          <text:p text:style-name="P2"><text:span text:style-name="T1">revision 1</text:span></text:p>
        </draw:rect>
        <draw:rect draw:style-name="gr1" draw:text-style-name="P2" draw:layer="layout" svg:width="5.368cm" svg:height="1.77cm" svg:x="16.857cm" svg:y="9.525cm">
          <text:p text:style-name="P2"><text:span text:style-name="T1">submodule Y</text:span></text:p>
          <text:p text:style-name="P2"><text:span text:style-name="T1">revision 2</text:span></text:p>
        </draw:rect>
        <draw:rect draw:style-name="gr1" draw:text-style-name="P2" draw:layer="layout" svg:width="5.368cm" svg:height="1.77cm" svg:x="17.145cm" svg:y="5.715cm">
          <text:p text:style-name="P2"><text:span text:style-name="T1">module X</text:span></text:p>
          <text:p text:style-name="P2"><text:span text:style-name="T1">revision 2</text:span></text:p>
        </draw:rect>
        <draw:rect draw:style-name="gr2" draw:text-style-name="P2" draw:layer="layout" svg:width="5.368cm" svg:height="1.77cm" svg:x="2.887cm" svg:y="10.66cm">
          <text:p text:style-name="P2"><text:span text:style-name="T1">deviation B</text:span></text:p>
        </draw:rect>
        <draw:line draw:style-name="gr3" draw:layer="layout" svg:x1="12.7cm" svg:y1="7.62cm" svg:x2="12.7cm" svg:y2="9.525cm">
          <text:p/>
        </draw:line>
        <draw:line draw:style-name="gr3" draw:layer="layout" svg:x1="19.685cm" svg:y1="7.62cm" svg:x2="19.685cm" svg:y2="9.525cm">
          <text:p/>
        </draw:line>
        <draw:line draw:style-name="gr3" draw:layer="layout" svg:x1="12.7cm" svg:y1="11.43cm" svg:x2="15.24cm" svg:y2="13.97cm">
          <text:p/>
        </draw:line>
        <draw:line draw:style-name="gr3" draw:layer="layout" svg:x1="19.05cm" svg:y1="11.43cm" svg:x2="16.51cm" svg:y2="13.97cm">
          <text:p/>
        </draw:line>
        <draw:custom-shape draw:style-name="gr4" draw:text-style-name="P3" draw:layer="layout" svg:width="0.635cm" svg:height="10.16cm" svg:x="8.89cm" svg:y="4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2.894cm" svg:height="9.663cm" svg:x="3.254cm" svg:y="1.936cm" draw:page-number="1" presentation:class="page"/>
          <draw:frame presentation:style-name="pr2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8-04T10:23:48</dc:date>
    <meta:print-date>2000-12-09T21:37:10</meta:print-date>
    <meta:editing-cycles>612</meta:editing-cycles>
    <meta:editing-duration>PT932H17M40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